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paragraph-properties fo:text-align="justify" style:justify-single-word="false"/>
      <style:text-properties officeooo:rsid="01823ec3" officeooo:paragraph-rsid="01823ec3"/>
    </style:style>
    <style:style style:name="P3" style:family="paragraph" style:parent-style-name="Text_20_body">
      <style:paragraph-properties fo:text-align="justify" style:justify-single-word="false"/>
      <style:text-properties officeooo:rsid="0185c40f" officeooo:paragraph-rsid="01881bc2"/>
    </style:style>
    <style:style style:name="P4" style:family="paragraph" style:parent-style-name="Text_20_body">
      <style:paragraph-properties fo:text-align="justify" style:justify-single-word="false"/>
      <style:text-properties officeooo:rsid="0186f8a6" officeooo:paragraph-rsid="018d6ac2"/>
    </style:style>
    <style:style style:name="P5" style:family="paragraph" style:parent-style-name="Text_20_body">
      <style:paragraph-properties fo:text-align="justify" style:justify-single-word="false"/>
      <style:text-properties officeooo:rsid="01881bc2" officeooo:paragraph-rsid="018f1271"/>
    </style:style>
    <style:style style:name="P6" style:family="paragraph" style:parent-style-name="Text_20_body">
      <style:paragraph-properties fo:text-align="justify" style:justify-single-word="false"/>
      <style:text-properties officeooo:rsid="018e0d0e" officeooo:paragraph-rsid="018e0d0e"/>
    </style:style>
    <style:style style:name="P7" style:family="paragraph" style:parent-style-name="Text_20_body">
      <style:paragraph-properties fo:text-align="justify" style:justify-single-word="false"/>
      <style:text-properties officeooo:rsid="01906b6b" officeooo:paragraph-rsid="01906b6b"/>
    </style:style>
    <style:style style:name="P8" style:family="paragraph" style:parent-style-name="Text_20_body">
      <style:paragraph-properties fo:text-align="justify" style:justify-single-word="false"/>
      <style:text-properties officeooo:rsid="0189e5f1" officeooo:paragraph-rsid="018f1271"/>
    </style:style>
    <style:style style:name="P9" style:family="paragraph" style:parent-style-name="Text_20_body">
      <style:paragraph-properties fo:text-align="justify" style:justify-single-word="false"/>
      <style:text-properties officeooo:rsid="0191c0c9" officeooo:paragraph-rsid="0191c0c9"/>
    </style:style>
    <style:style style:name="P10" style:family="paragraph" style:parent-style-name="Text_20_body">
      <style:paragraph-properties fo:text-align="justify" style:justify-single-word="false"/>
      <style:text-properties officeooo:rsid="01938c65" officeooo:paragraph-rsid="01938c65"/>
    </style:style>
    <style:style style:name="P11" style:family="paragraph" style:parent-style-name="Text_20_body">
      <style:paragraph-properties fo:text-align="center" style:justify-single-word="false"/>
      <style:text-properties officeooo:rsid="01e26745" officeooo:paragraph-rsid="01ff9be8"/>
    </style:style>
    <style:style style:name="P1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938c65" officeooo:paragraph-rsid="01938c65"/>
    </style:style>
    <style:style style:name="P1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996160" officeooo:paragraph-rsid="01996160"/>
    </style:style>
    <style:style style:name="P14" style:family="paragraph" style:parent-style-name="Text_20_body">
      <style:paragraph-properties fo:text-align="center" style:justify-single-word="false" fo:padding="0cm" fo:border="none" style:shadow="none" style:join-border="false"/>
      <style:text-properties officeooo:rsid="01996160" officeooo:paragraph-rsid="01996160"/>
    </style:style>
    <style:style style:name="P1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a6b956" officeooo:paragraph-rsid="01f5abdc"/>
    </style:style>
    <style:style style:name="P1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ae1e13" officeooo:paragraph-rsid="01f5abdc"/>
    </style:style>
    <style:style style:name="P1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b008dd" officeooo:paragraph-rsid="01f5abdc"/>
    </style:style>
    <style:style style:name="P1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b67eef" officeooo:paragraph-rsid="01f5abdc"/>
    </style:style>
    <style:style style:name="P1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b920d3" officeooo:paragraph-rsid="01f5abdc"/>
    </style:style>
    <style:style style:name="P2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bbf121" officeooo:paragraph-rsid="01f5abdc"/>
    </style:style>
    <style:style style:name="P2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bbf121" officeooo:paragraph-rsid="01f5abdc" fo:background-color="#ffff00"/>
    </style:style>
    <style:style style:name="P2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00c61" officeooo:paragraph-rsid="02100c61" fo:background-color="#ffff00"/>
    </style:style>
    <style:style style:name="P2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cc20d0" officeooo:paragraph-rsid="01f5abdc" fo:background-color="#ffff00"/>
    </style:style>
    <style:style style:name="P2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0e41ab" officeooo:paragraph-rsid="0202aa24" fo:background-color="#ffff00"/>
    </style:style>
    <style:style style:name="P2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02aa24" officeooo:paragraph-rsid="0202aa24" fo:background-color="#ffff00"/>
    </style:style>
    <style:style style:name="P2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07be64" officeooo:paragraph-rsid="0210db72" fo:background-color="#ffff00"/>
    </style:style>
    <style:style style:name="P2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07be64" officeooo:paragraph-rsid="020a3d15" fo:background-color="#ffff00"/>
    </style:style>
    <style:style style:name="P2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0db72" officeooo:paragraph-rsid="0210db72" fo:background-color="#ffff00"/>
    </style:style>
    <style:style style:name="P2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e6f786" officeooo:paragraph-rsid="02e6f786" fo:background-color="#ffff00"/>
    </style:style>
    <style:style style:name="P3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415db1" officeooo:paragraph-rsid="02e6f786" fo:background-color="#ffff00"/>
    </style:style>
    <style:style style:name="P3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eef9d" officeooo:paragraph-rsid="02e7b0bb" fo:background-color="#ffff00"/>
    </style:style>
    <style:style style:name="P3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f9d13d" officeooo:paragraph-rsid="01f9d13d"/>
    </style:style>
    <style:style style:name="P3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0226f2" officeooo:paragraph-rsid="020226f2"/>
    </style:style>
    <style:style style:name="P3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fd29d0" officeooo:paragraph-rsid="0202aa24"/>
    </style:style>
    <style:style style:name="P3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00c61" officeooo:paragraph-rsid="02100c61"/>
    </style:style>
    <style:style style:name="P3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0db72" officeooo:paragraph-rsid="0210db72"/>
    </style:style>
    <style:style style:name="P3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0db72" officeooo:paragraph-rsid="02160c90"/>
    </style:style>
    <style:style style:name="P38" style:family="paragraph" style:parent-style-name="Text_20_body">
      <style:paragraph-properties fo:text-align="center" style:justify-single-word="false" fo:padding="0cm" fo:border="none" style:shadow="none" style:join-border="false"/>
      <style:text-properties officeooo:rsid="0210db72" officeooo:paragraph-rsid="0210db72"/>
    </style:style>
    <style:style style:name="P3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18967" officeooo:paragraph-rsid="02118967"/>
    </style:style>
    <style:style style:name="P4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18967" officeooo:paragraph-rsid="021b3398"/>
    </style:style>
    <style:style style:name="P4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72572" officeooo:paragraph-rsid="02172572"/>
    </style:style>
    <style:style style:name="P42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2172572" officeooo:paragraph-rsid="02172572" style:font-style-asian="normal" style:font-style-complex="normal"/>
    </style:style>
    <style:style style:name="P4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15bd8" officeooo:paragraph-rsid="02160c90"/>
    </style:style>
    <style:style style:name="P4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917bb" officeooo:paragraph-rsid="021917bb"/>
    </style:style>
    <style:style style:name="P4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d9dba" officeooo:paragraph-rsid="021d9dba"/>
    </style:style>
    <style:style style:name="P4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eef9d" officeooo:paragraph-rsid="021eef9d"/>
    </style:style>
    <style:style style:name="P4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eef9d" officeooo:paragraph-rsid="027b9373"/>
    </style:style>
    <style:style style:name="P4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298702" officeooo:paragraph-rsid="0229de7e"/>
    </style:style>
    <style:style style:name="P4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298702" officeooo:paragraph-rsid="022b8e40"/>
    </style:style>
    <style:style style:name="P5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2b8e40" officeooo:paragraph-rsid="022b8e40"/>
    </style:style>
    <style:style style:name="P5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2cc65b" officeooo:paragraph-rsid="022cc65b"/>
    </style:style>
    <style:style style:name="P5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2cc65b" officeooo:paragraph-rsid="0230aa03"/>
    </style:style>
    <style:style style:name="P5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2eae76" officeooo:paragraph-rsid="022eae76"/>
    </style:style>
    <style:style style:name="P5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29ff47" officeooo:paragraph-rsid="022b8e40"/>
    </style:style>
    <style:style style:name="P5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30aa03" officeooo:paragraph-rsid="0238b176"/>
    </style:style>
    <style:style style:name="P5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30aa03" officeooo:paragraph-rsid="02671a0c"/>
    </style:style>
    <style:style style:name="P57" style:family="paragraph" style:parent-style-name="Text_20_body">
      <style:paragraph-properties fo:text-align="center" style:justify-single-word="false" fo:padding="0cm" fo:border="none" style:shadow="none" style:join-border="false"/>
      <style:text-properties officeooo:rsid="0230aa03" officeooo:paragraph-rsid="0230aa03"/>
    </style:style>
    <style:style style:name="P5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39b67c" officeooo:paragraph-rsid="0239b67c"/>
    </style:style>
    <style:style style:name="P5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39b67c" officeooo:paragraph-rsid="026cb769"/>
    </style:style>
    <style:style style:name="P6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39b67c" officeooo:paragraph-rsid="02e7b0bb"/>
    </style:style>
    <style:style style:name="P61" style:family="paragraph" style:parent-style-name="Text_20_body">
      <style:paragraph-properties fo:text-align="center" style:justify-single-word="false" fo:padding="0cm" fo:border="none" style:shadow="none" style:join-border="false"/>
      <style:text-properties officeooo:rsid="0239b67c" officeooo:paragraph-rsid="0239b67c"/>
    </style:style>
    <style:style style:name="P6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3c8cf7" officeooo:paragraph-rsid="023ce0d4"/>
    </style:style>
    <style:style style:name="P6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3c8cf7" officeooo:paragraph-rsid="02403a96"/>
    </style:style>
    <style:style style:name="P6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3ce0d4" officeooo:paragraph-rsid="023ce0d4"/>
    </style:style>
    <style:style style:name="P6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415db1" officeooo:paragraph-rsid="02415db1"/>
    </style:style>
    <style:style style:name="P6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415db1" officeooo:paragraph-rsid="0253838d"/>
    </style:style>
    <style:style style:name="P6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415db1" officeooo:paragraph-rsid="02e6f786"/>
    </style:style>
    <style:style style:name="P6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4342c7" officeooo:paragraph-rsid="024342c7"/>
    </style:style>
    <style:style style:name="P6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4342c7" officeooo:paragraph-rsid="0258697e"/>
    </style:style>
    <style:style style:name="P7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4342c7" officeooo:paragraph-rsid="02671a0c"/>
    </style:style>
    <style:style style:name="P7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488dac" officeooo:paragraph-rsid="02488dac"/>
    </style:style>
    <style:style style:name="P7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62341a" officeooo:paragraph-rsid="02671a0c"/>
    </style:style>
    <style:style style:name="P7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675e80" officeooo:paragraph-rsid="0269618f"/>
    </style:style>
    <style:style style:name="P7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6aeed1" officeooo:paragraph-rsid="026aeed1"/>
    </style:style>
    <style:style style:name="P7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6aeed1" officeooo:paragraph-rsid="026c2deb"/>
    </style:style>
    <style:style style:name="P7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6aeed1" officeooo:paragraph-rsid="02852a5e"/>
    </style:style>
    <style:style style:name="P7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6aeed1" officeooo:paragraph-rsid="026e43dc"/>
    </style:style>
    <style:style style:name="P7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6e43dc" officeooo:paragraph-rsid="026e43dc"/>
    </style:style>
    <style:style style:name="P7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736073" officeooo:paragraph-rsid="02736073"/>
    </style:style>
    <style:style style:name="P8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736073" officeooo:paragraph-rsid="02769fb7"/>
    </style:style>
    <style:style style:name="P8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78d59e" officeooo:paragraph-rsid="0278d59e"/>
    </style:style>
    <style:style style:name="P8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7b5034" officeooo:paragraph-rsid="027b5034"/>
    </style:style>
    <style:style style:name="P8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7b9373" officeooo:paragraph-rsid="027b9373"/>
    </style:style>
    <style:style style:name="P8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7b9373" officeooo:paragraph-rsid="02e7b0bb"/>
    </style:style>
    <style:style style:name="P8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7cd90d" officeooo:paragraph-rsid="027cd90d"/>
    </style:style>
    <style:style style:name="P86" style:family="paragraph" style:parent-style-name="Text_20_body">
      <style:paragraph-properties fo:text-align="justify" style:justify-single-word="false" fo:padding="0cm" fo:border="none" style:shadow="none" style:join-border="false"/>
      <style:text-properties fo:color="#0000ff" officeooo:rsid="027cd90d" officeooo:paragraph-rsid="027fea0b"/>
    </style:style>
    <style:style style:name="P8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870fc1" officeooo:paragraph-rsid="028803ef" fo:background-color="transparent"/>
    </style:style>
    <style:style style:name="P8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39d1e3" officeooo:paragraph-rsid="028aa05a"/>
    </style:style>
    <style:style style:name="P8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90299b" officeooo:paragraph-rsid="0290299b"/>
    </style:style>
    <style:style style:name="P9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928cb7" officeooo:paragraph-rsid="02928cb7"/>
    </style:style>
    <style:style style:name="P9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6e8f00" officeooo:paragraph-rsid="026e8f00"/>
    </style:style>
    <style:style style:name="P9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95318b" officeooo:paragraph-rsid="0295318b"/>
    </style:style>
    <style:style style:name="P9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a66f9f" officeooo:paragraph-rsid="02e7b0bb"/>
    </style:style>
    <style:style style:name="P9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769fb7" officeooo:paragraph-rsid="02769fb7"/>
    </style:style>
    <style:style style:name="P9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a84ef1" officeooo:paragraph-rsid="02a84ef1"/>
    </style:style>
    <style:style style:name="P9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acdad6" officeooo:paragraph-rsid="02acdad6"/>
    </style:style>
    <style:style style:name="P9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b07e75" officeooo:paragraph-rsid="02b07e75"/>
    </style:style>
    <style:style style:name="P9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b07e75" officeooo:paragraph-rsid="02d13f68"/>
    </style:style>
    <style:style style:name="P9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b24129" officeooo:paragraph-rsid="02b3865a"/>
    </style:style>
    <style:style style:name="P10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b24129" officeooo:paragraph-rsid="02b558a0"/>
    </style:style>
    <style:style style:name="P10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b558a0" officeooo:paragraph-rsid="02b3865a"/>
    </style:style>
    <style:style style:name="P10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b558a0" officeooo:paragraph-rsid="02b558a0"/>
    </style:style>
    <style:style style:name="P10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b6bab7" officeooo:paragraph-rsid="02e6f786"/>
    </style:style>
    <style:style style:name="P10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b6bd11" officeooo:paragraph-rsid="02e6f786"/>
    </style:style>
    <style:style style:name="P10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b761f9" officeooo:paragraph-rsid="02e6f786"/>
    </style:style>
    <style:style style:name="P10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b8fc7b" officeooo:paragraph-rsid="02e6f786"/>
    </style:style>
    <style:style style:name="P10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bd0f6e" officeooo:paragraph-rsid="02e6f786"/>
    </style:style>
    <style:style style:name="P10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e35533" officeooo:paragraph-rsid="02e35533"/>
    </style:style>
    <style:style style:name="P10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e4b27d" officeooo:paragraph-rsid="02e4b27d"/>
    </style:style>
    <style:style style:name="P11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d13f68" officeooo:paragraph-rsid="02d13f68"/>
    </style:style>
    <style:style style:name="P11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e90f55" officeooo:paragraph-rsid="02ead749"/>
    </style:style>
    <style:style style:name="P11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ead749" officeooo:paragraph-rsid="02ead749"/>
    </style:style>
    <style:style style:name="P11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eb28cf" officeooo:paragraph-rsid="02eb28cf"/>
    </style:style>
    <style:style style:name="P11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ecf391" officeooo:paragraph-rsid="02ecf391"/>
    </style:style>
    <style:style style:name="P11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ee67eb" officeooo:paragraph-rsid="02ee67eb"/>
    </style:style>
    <style:style style:name="P11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ead749" officeooo:paragraph-rsid="02ead749"/>
    </style:style>
    <style:style style:name="P11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ee67eb" officeooo:paragraph-rsid="02ee67eb"/>
    </style:style>
    <style:style style:name="P11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ee67eb" officeooo:paragraph-rsid="02f40c6d"/>
    </style:style>
    <style:style style:name="P11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f3fef4" officeooo:paragraph-rsid="02f3fef4"/>
    </style:style>
    <style:style style:name="P120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2ee67eb" officeooo:paragraph-rsid="02f40c6d" style:font-style-asian="normal" style:font-weight-asian="normal" style:font-style-complex="normal" style:font-weight-complex="normal"/>
    </style:style>
    <style:style style:name="P12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b0ebd1" officeooo:paragraph-rsid="01f5abdc" fo:background-color="#ffff00"/>
    </style:style>
    <style:style style:name="P12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e6f786" officeooo:paragraph-rsid="02e6f786" fo:background-color="#ffff00"/>
    </style:style>
    <style:style style:name="P12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f87ae3" officeooo:paragraph-rsid="02f87ae3" fo:background-color="#ffff00"/>
    </style:style>
    <style:style style:name="P124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style:use-window-font-color="true" fo:language="ru" fo:country="RU" fo:font-style="normal" fo:font-weight="normal" officeooo:rsid="02ee67eb" officeooo:paragraph-rsid="02f40c6d" style:font-style-asian="normal" style:font-weight-asian="normal" style:font-style-complex="normal" style:font-weight-complex="normal"/>
    </style:style>
    <style:style style:name="P125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style:use-window-font-color="true" fo:language="ru" fo:country="RU" fo:font-style="normal" fo:font-weight="normal" officeooo:rsid="02f40c6d" officeooo:paragraph-rsid="02f40c6d" style:font-style-asian="normal" style:font-weight-asian="normal" style:font-style-complex="normal" style:font-weight-complex="normal"/>
    </style:style>
    <style:style style:name="P126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officeooo:paragraph-rsid="02f44243"/>
    </style:style>
    <style:style style:name="P127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officeooo:rsid="02f44243" officeooo:paragraph-rsid="02f44243"/>
    </style:style>
    <style:style style:name="P128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officeooo:rsid="02f6f97f" officeooo:paragraph-rsid="02f6f97f"/>
    </style:style>
    <style:style style:name="P129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officeooo:rsid="02f87ae3" officeooo:paragraph-rsid="02f87ae3"/>
    </style:style>
    <style:style style:name="P130" style:family="paragraph" style:parent-style-name="Heading_20_1">
      <style:paragraph-properties fo:text-align="center" style:justify-single-word="false"/>
    </style:style>
    <style:style style:name="P131" style:family="paragraph" style:parent-style-name="Heading_20_1">
      <style:paragraph-properties fo:text-align="justify" style:justify-single-word="false" fo:padding="0cm" fo:border="none" style:shadow="none" style:join-border="false"/>
      <style:text-properties style:font-name="Liberation Serif" fo:font-size="12pt" officeooo:rsid="020226f2" officeooo:paragraph-rsid="020226f2" style:font-size-asian="12pt" style:font-size-complex="12pt"/>
    </style:style>
    <style:style style:name="P132" style:family="paragraph" style:parent-style-name="Heading_20_2">
      <style:paragraph-properties fo:text-align="center" style:justify-single-word="false"/>
    </style:style>
    <style:style style:name="T1" style:family="text">
      <style:text-properties officeooo:rsid="0184195b"/>
    </style:style>
    <style:style style:name="T2" style:family="text">
      <style:text-properties officeooo:rsid="0185c40f"/>
    </style:style>
    <style:style style:name="T3" style:family="text">
      <style:text-properties officeooo:rsid="01881bc2"/>
    </style:style>
    <style:style style:name="T4" style:family="text">
      <style:text-properties officeooo:rsid="01890587"/>
    </style:style>
    <style:style style:name="T5" style:family="text">
      <style:text-properties officeooo:rsid="0189e5f1"/>
    </style:style>
    <style:style style:name="T6" style:family="text">
      <style:text-properties officeooo:rsid="018d6ac2"/>
    </style:style>
    <style:style style:name="T7" style:family="text">
      <style:text-properties officeooo:rsid="018f1271"/>
    </style:style>
    <style:style style:name="T8" style:family="text">
      <style:text-properties officeooo:rsid="0191c0c9"/>
    </style:style>
    <style:style style:name="T9" style:family="text">
      <style:text-properties officeooo:rsid="01938c65"/>
    </style:style>
    <style:style style:name="T10" style:family="text">
      <style:text-properties officeooo:rsid="0195e654"/>
    </style:style>
    <style:style style:name="T11" style:family="text">
      <style:text-properties officeooo:rsid="0199837a"/>
    </style:style>
    <style:style style:name="T12" style:family="text">
      <style:text-properties officeooo:rsid="019d5e77"/>
    </style:style>
    <style:style style:name="T13" style:family="text">
      <style:text-properties officeooo:rsid="019e81d0"/>
    </style:style>
    <style:style style:name="T14" style:family="text">
      <style:text-properties officeooo:rsid="019ee5b7"/>
    </style:style>
    <style:style style:name="T15" style:family="text">
      <style:text-properties officeooo:rsid="019f41be"/>
    </style:style>
    <style:style style:name="T16" style:family="text">
      <style:text-properties officeooo:rsid="01a7b03f"/>
    </style:style>
    <style:style style:name="T17" style:family="text">
      <style:text-properties officeooo:rsid="01ae1e13"/>
    </style:style>
    <style:style style:name="T18" style:family="text">
      <style:text-properties officeooo:rsid="01afbbd3"/>
    </style:style>
    <style:style style:name="T19" style:family="text">
      <style:text-properties officeooo:rsid="01b0ebd1"/>
    </style:style>
    <style:style style:name="T20" style:family="text">
      <style:text-properties officeooo:rsid="01b1b77d"/>
    </style:style>
    <style:style style:name="T21" style:family="text">
      <style:text-properties officeooo:rsid="01b2f7d5"/>
    </style:style>
    <style:style style:name="T22" style:family="text">
      <style:text-properties fo:background-color="transparent" loext:char-shading-value="0"/>
    </style:style>
    <style:style style:name="T23" style:family="text">
      <style:text-properties officeooo:rsid="01b2f7d5" fo:background-color="transparent" loext:char-shading-value="0"/>
    </style:style>
    <style:style style:name="T24" style:family="text">
      <style:text-properties officeooo:rsid="022f2441" fo:background-color="transparent" loext:char-shading-value="0"/>
    </style:style>
    <style:style style:name="T25" style:family="text">
      <style:text-properties officeooo:rsid="02a2fdcb" fo:background-color="transparent" loext:char-shading-value="0"/>
    </style:style>
    <style:style style:name="T26" style:family="text">
      <style:text-properties officeooo:rsid="02d13f68" fo:background-color="transparent" loext:char-shading-value="0"/>
    </style:style>
    <style:style style:name="T27" style:family="text">
      <style:text-properties officeooo:rsid="01b67eef"/>
    </style:style>
    <style:style style:name="T28" style:family="text">
      <style:text-properties officeooo:rsid="01b920d3"/>
    </style:style>
    <style:style style:name="T29" style:family="text">
      <style:text-properties officeooo:rsid="01bae22a"/>
    </style:style>
    <style:style style:name="T30" style:family="text">
      <style:text-properties officeooo:rsid="01be128d"/>
    </style:style>
    <style:style style:name="T31" style:family="text">
      <style:text-properties officeooo:rsid="01f840b2"/>
    </style:style>
    <style:style style:name="T32" style:family="text">
      <style:text-properties officeooo:rsid="01f9d13d"/>
    </style:style>
    <style:style style:name="T33" style:family="text">
      <style:text-properties officeooo:rsid="01fb7696"/>
    </style:style>
    <style:style style:name="T34" style:family="text">
      <style:text-properties officeooo:rsid="0202a82d"/>
    </style:style>
    <style:style style:name="T35" style:family="text">
      <style:text-properties officeooo:rsid="02041dc8"/>
    </style:style>
    <style:style style:name="T36" style:family="text">
      <style:text-properties officeooo:rsid="0205c151"/>
    </style:style>
    <style:style style:name="T37" style:family="text">
      <style:text-properties officeooo:rsid="0208e049"/>
    </style:style>
    <style:style style:name="T38" style:family="text">
      <style:text-properties officeooo:rsid="020a3d15"/>
    </style:style>
    <style:style style:name="T39" style:family="text">
      <style:text-properties officeooo:rsid="02100c61"/>
    </style:style>
    <style:style style:name="T40" style:family="text">
      <style:text-properties officeooo:rsid="0210db72"/>
    </style:style>
    <style:style style:name="T41" style:family="text">
      <style:text-properties officeooo:rsid="02115bd8"/>
    </style:style>
    <style:style style:name="T42" style:family="text">
      <style:text-properties officeooo:rsid="021209a0"/>
    </style:style>
    <style:style style:name="T43" style:family="text">
      <style:text-properties officeooo:rsid="02136901"/>
    </style:style>
    <style:style style:name="T44" style:family="text">
      <style:text-properties officeooo:rsid="02142096"/>
    </style:style>
    <style:style style:name="T45" style:family="text">
      <style:text-properties fo:font-style="normal" style:font-style-asian="normal" style:font-style-complex="normal"/>
    </style:style>
    <style:style style:name="T46" style:family="text">
      <style:text-properties fo:font-style="normal" officeooo:rsid="003a92e7" style:font-style-asian="normal" style:font-style-complex="normal"/>
    </style:style>
    <style:style style:name="T47" style:family="text">
      <style:text-properties fo:font-style="normal" officeooo:rsid="021a2504" style:font-style-asian="normal" style:font-style-complex="normal"/>
    </style:style>
    <style:style style:name="T48" style:family="text">
      <style:text-properties fo:font-style="normal" fo:background-color="#ffff00" loext:char-shading-value="0" style:font-style-asian="normal" style:font-style-complex="normal"/>
    </style:style>
    <style:style style:name="T49" style:family="text">
      <style:text-properties officeooo:rsid="021917bb"/>
    </style:style>
    <style:style style:name="T50" style:family="text">
      <style:text-properties officeooo:rsid="021a2504"/>
    </style:style>
    <style:style style:name="T51" style:family="text">
      <style:text-properties officeooo:rsid="021b3398"/>
    </style:style>
    <style:style style:name="T52" style:family="text">
      <style:text-properties officeooo:rsid="021cbee4"/>
    </style:style>
    <style:style style:name="T53" style:family="text">
      <style:text-properties officeooo:rsid="021d9dba"/>
    </style:style>
    <style:style style:name="T54" style:family="text">
      <style:text-properties officeooo:rsid="0226fa49"/>
    </style:style>
    <style:style style:name="T55" style:family="text">
      <style:text-properties officeooo:rsid="02288497"/>
    </style:style>
    <style:style style:name="T56" style:family="text">
      <style:text-properties officeooo:rsid="0229de7e"/>
    </style:style>
    <style:style style:name="T57" style:family="text">
      <style:text-properties officeooo:rsid="0229ff47"/>
    </style:style>
    <style:style style:name="T58" style:family="text">
      <style:text-properties officeooo:rsid="022cc65b"/>
    </style:style>
    <style:style style:name="T59" style:family="text">
      <style:text-properties officeooo:rsid="0230aa03"/>
    </style:style>
    <style:style style:name="T60" style:family="text">
      <style:text-properties officeooo:rsid="023261c2"/>
    </style:style>
    <style:style style:name="T61" style:family="text">
      <style:text-properties officeooo:rsid="023761d7"/>
    </style:style>
    <style:style style:name="T62" style:family="text">
      <style:text-properties officeooo:rsid="023ce0d4"/>
    </style:style>
    <style:style style:name="T63" style:family="text">
      <style:text-properties officeooo:rsid="02403a96"/>
    </style:style>
    <style:style style:name="T64" style:family="text">
      <style:text-properties officeooo:rsid="02415db1"/>
    </style:style>
    <style:style style:name="T65" style:family="text">
      <style:text-properties officeooo:rsid="024342c7"/>
    </style:style>
    <style:style style:name="T66" style:family="text">
      <style:text-properties officeooo:rsid="024638d3"/>
    </style:style>
    <style:style style:name="T67" style:family="text">
      <style:text-properties officeooo:rsid="024c971b"/>
    </style:style>
    <style:style style:name="T68" style:family="text">
      <style:text-properties officeooo:rsid="02523688"/>
    </style:style>
    <style:style style:name="T69" style:family="text">
      <style:text-properties officeooo:rsid="025802c7"/>
    </style:style>
    <style:style style:name="T70" style:family="text">
      <style:text-properties officeooo:rsid="02581e20"/>
    </style:style>
    <style:style style:name="T71" style:family="text">
      <style:text-properties officeooo:rsid="025adcc1"/>
    </style:style>
    <style:style style:name="T72" style:family="text">
      <style:text-properties officeooo:rsid="025ceee7"/>
    </style:style>
    <style:style style:name="T73" style:family="text">
      <style:text-properties officeooo:rsid="025e8921"/>
    </style:style>
    <style:style style:name="T74" style:family="text">
      <style:text-properties officeooo:rsid="025f6304"/>
    </style:style>
    <style:style style:name="T75" style:family="text">
      <style:text-properties officeooo:rsid="02636c1c"/>
    </style:style>
    <style:style style:name="T76" style:family="text">
      <style:text-properties officeooo:rsid="0264de71"/>
    </style:style>
    <style:style style:name="T77" style:family="text">
      <style:text-properties officeooo:rsid="02653ee3"/>
    </style:style>
    <style:style style:name="T78" style:family="text">
      <style:text-properties officeooo:rsid="0267c7a0"/>
    </style:style>
    <style:style style:name="T79" style:family="text">
      <style:text-properties officeooo:rsid="026c2deb"/>
    </style:style>
    <style:style style:name="T80" style:family="text">
      <style:text-properties officeooo:rsid="026cb769"/>
    </style:style>
    <style:style style:name="T81" style:family="text">
      <style:text-properties officeooo:rsid="026d6009"/>
    </style:style>
    <style:style style:name="T82" style:family="text">
      <style:text-properties officeooo:rsid="026e8f00"/>
    </style:style>
    <style:style style:name="T83" style:family="text">
      <style:text-properties officeooo:rsid="025adcc1" fo:background-color="#ffff00" loext:char-shading-value="0"/>
    </style:style>
    <style:style style:name="T84" style:family="text">
      <style:text-properties officeooo:rsid="02769fb7" fo:background-color="#ffff00" loext:char-shading-value="0"/>
    </style:style>
    <style:style style:name="T85" style:family="text">
      <style:text-properties officeooo:rsid="026cb769" fo:background-color="#ffff00" loext:char-shading-value="0"/>
    </style:style>
    <style:style style:name="T86" style:family="text">
      <style:text-properties officeooo:rsid="02736073"/>
    </style:style>
    <style:style style:name="T87" style:family="text">
      <style:text-properties officeooo:rsid="02747e81"/>
    </style:style>
    <style:style style:name="T88" style:family="text">
      <style:text-properties officeooo:rsid="02769fb7"/>
    </style:style>
    <style:style style:name="T89" style:family="text">
      <style:text-properties officeooo:rsid="027793d5"/>
    </style:style>
    <style:style style:name="T90" style:family="text">
      <style:text-properties officeooo:rsid="0278d59e"/>
    </style:style>
    <style:style style:name="T91" style:family="text">
      <style:text-properties officeooo:rsid="027fea0b"/>
    </style:style>
    <style:style style:name="T92" style:family="text">
      <style:text-properties officeooo:rsid="02852a5e"/>
    </style:style>
    <style:style style:name="T93" style:family="text">
      <style:text-properties officeooo:rsid="028803ef"/>
    </style:style>
    <style:style style:name="T94" style:family="text">
      <style:text-properties officeooo:rsid="0289dc1f"/>
    </style:style>
    <style:style style:name="T95" style:family="text">
      <style:text-properties style:use-window-font-color="true" officeooo:rsid="0289dc1f" fo:background-color="transparent" loext:char-shading-value="0"/>
    </style:style>
    <style:style style:name="T96" style:family="text">
      <style:text-properties style:use-window-font-color="true" officeooo:rsid="028aa05a" fo:background-color="transparent" loext:char-shading-value="0"/>
    </style:style>
    <style:style style:name="T97" style:family="text">
      <style:text-properties style:use-window-font-color="true" officeooo:rsid="028b6b12" fo:background-color="transparent" loext:char-shading-value="0"/>
    </style:style>
    <style:style style:name="T98" style:family="text">
      <style:text-properties style:use-window-font-color="true" officeooo:rsid="0290cdd4" fo:background-color="transparent" loext:char-shading-value="0"/>
    </style:style>
    <style:style style:name="T99" style:family="text">
      <style:text-properties style:use-window-font-color="true" fo:language="ru" fo:country="RU" fo:font-style="normal" fo:font-weight="normal" officeooo:rsid="02f40c6d" style:font-style-asian="normal" style:font-weight-asian="normal" style:font-style-complex="normal" style:font-weight-complex="normal"/>
    </style:style>
    <style:style style:name="T100" style:family="text">
      <style:text-properties style:use-window-font-color="true" fo:language="ru" fo:country="RU" fo:font-style="normal" fo:font-weight="normal" officeooo:rsid="02f44243" style:font-style-asian="normal" style:font-weight-asian="normal" style:font-style-complex="normal" style:font-weight-complex="normal"/>
    </style:style>
    <style:style style:name="T101" style:family="text">
      <style:text-properties officeooo:rsid="026e43dc"/>
    </style:style>
    <style:style style:name="T102" style:family="text">
      <style:text-properties officeooo:rsid="029525af"/>
    </style:style>
    <style:style style:name="T103" style:family="text">
      <style:text-properties officeooo:rsid="0295318b"/>
    </style:style>
    <style:style style:name="T104" style:family="text">
      <style:text-properties officeooo:rsid="0299994e"/>
    </style:style>
    <style:style style:name="T105" style:family="text">
      <style:text-properties officeooo:rsid="029a8140"/>
    </style:style>
    <style:style style:name="T106" style:family="text">
      <style:text-properties officeooo:rsid="02a2fdcb"/>
    </style:style>
    <style:style style:name="T107" style:family="text">
      <style:text-properties officeooo:rsid="02a967ff"/>
    </style:style>
    <style:style style:name="T108" style:family="text">
      <style:text-properties officeooo:rsid="02acfaa8"/>
    </style:style>
    <style:style style:name="T109" style:family="text">
      <style:text-properties officeooo:rsid="02b07e75"/>
    </style:style>
    <style:style style:name="T110" style:family="text">
      <style:text-properties officeooo:rsid="02b3865a"/>
    </style:style>
    <style:style style:name="T111" style:family="text">
      <style:text-properties officeooo:rsid="02b6bab7"/>
    </style:style>
    <style:style style:name="T112" style:family="text">
      <style:text-properties officeooo:rsid="02b6bd11"/>
    </style:style>
    <style:style style:name="T113" style:family="text">
      <style:text-properties officeooo:rsid="02b8fc7b"/>
    </style:style>
    <style:style style:name="T114" style:family="text">
      <style:text-properties officeooo:rsid="02ba4a3c"/>
    </style:style>
    <style:style style:name="T115" style:family="text">
      <style:text-properties officeooo:rsid="02bc3326"/>
    </style:style>
    <style:style style:name="T116" style:family="text">
      <style:text-properties officeooo:rsid="02be8792"/>
    </style:style>
    <style:style style:name="T117" style:family="text">
      <style:text-properties officeooo:rsid="02bf4337"/>
    </style:style>
    <style:style style:name="T118" style:family="text">
      <style:text-properties officeooo:rsid="02c3f5ee"/>
    </style:style>
    <style:style style:name="T119" style:family="text">
      <style:text-properties officeooo:rsid="02cd519c"/>
    </style:style>
    <style:style style:name="T120" style:family="text">
      <style:text-properties officeooo:rsid="02d13f68"/>
    </style:style>
    <style:style style:name="T121" style:family="text">
      <style:text-properties officeooo:rsid="02d2dccc"/>
    </style:style>
    <style:style style:name="T122" style:family="text">
      <style:text-properties officeooo:rsid="02e32391"/>
    </style:style>
    <style:style style:name="T123" style:family="text">
      <style:text-properties officeooo:rsid="02e4b27d"/>
    </style:style>
    <style:style style:name="T124" style:family="text">
      <style:text-properties officeooo:rsid="02e7b0bb"/>
    </style:style>
    <style:style style:name="T125" style:family="text">
      <style:text-properties officeooo:rsid="02e90f55"/>
    </style:style>
    <style:style style:name="T126" style:family="text">
      <style:text-properties officeooo:rsid="02eb28cf"/>
    </style:style>
    <style:style style:name="T127" style:family="text">
      <style:text-properties officeooo:rsid="02ecf391"/>
    </style:style>
    <style:style style:name="T128" style:family="text">
      <style:text-properties officeooo:rsid="02ef9e4c"/>
    </style:style>
    <style:style style:name="T129" style:family="text">
      <style:text-properties officeooo:rsid="02f37207"/>
    </style:style>
    <style:style style:name="T130" style:family="text">
      <style:text-properties officeooo:rsid="02f3fef4"/>
    </style:style>
    <style:style style:name="T131" style:family="text">
      <style:text-properties officeooo:rsid="02f40c6d"/>
    </style:style>
    <style:style style:name="T132" style:family="text">
      <style:text-properties officeooo:rsid="02f44243"/>
    </style:style>
    <style:style style:name="T133" style:family="text">
      <style:text-properties officeooo:rsid="02f87ae3"/>
    </style:style>
    <style:style style:name="T134" style:family="text">
      <style:text-properties officeooo:rsid="02f89afd"/>
    </style:style>
    <style:style style:name="T135" style:family="text">
      <style:text-properties officeooo:rsid="02f8cae9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30" text:outline-level="1">Семь вечностей</text:h>
      <text:p text:style-name="P11">(<text:span text:style-name="T76">ниспада</text:span>ющее безумие)</text:p>
      <text:p text:style-name="P1"/>
      <text:h text:style-name="P132" text:outline-level="2">I</text:h>
      <text:p text:style-name="P86">009 Sound System – DreamScape <text:span text:style-name="T91">(https://www.youtube.com/watch?v=TKfS5zVfGBc)</text:span></text:p>
      <text:p text:style-name="P2"><text:span text:style-name="T6">Грымза</text:span> поднесла блюдце и стакан с водой. <text:span text:style-name="T3">Я съёжился под её колючим взглядом.</text:span></text:p>
      <text:p text:style-name="P2"/>
      <text:p text:style-name="P2">- Пей.</text:p>
      <text:p text:style-name="P2"/>
      <text:p text:style-name="P2"><text:span text:style-name="T1">Она строго проследила за тем, как я</text:span> взял с блюдца <text:span text:style-name="T1">таблетку</text:span> и запил. <text:span text:style-name="T1">Многонедельный трюк с прятаньем <text:s/>лекарства между большим и указательным пальцами на прошлой неделе был по невнимательности провален. Стоило взять стакан той же рукой, которой я до того брал таблетку, как глазастая тётка увидела сквозь стекло зажатую пилюлю.</text:span></text:p>
      <text:p text:style-name="P2"/>
      <text:p text:style-name="P2">- <text:span text:style-name="T2">Открой рот.</text:span></text:p>
      <text:p text:style-name="P2"/>
      <text:p text:style-name="P3">Я открыл <text:span text:style-name="T3">хлебальник </text:span>и повертел языком вверх – вниз – <text:span text:style-name="T3">в стороны</text:span>, показывая, что не спрятал гал<text:span text:style-name="T4">о</text:span>перидол <text:span text:style-name="T3">за щекой или под корнем</text:span>.</text:p>
      <text:p text:style-name="P4"><text:span text:style-name="T6">Грымза </text:span>удовлетворительно кивнула и направилась к выходу.</text:p>
      <text:p text:style-name="P5"/>
      <text:p text:style-name="P5">Скрипнула дверь. <text:span text:style-name="T13">Белая фигура скрылась за грязным стеклом. </text:span>Я прислушался к удаляющимся шагам по коридору. Когда они окончательно стихли, я <text:span text:style-name="T5">лёг на край кровати спиной к двери. В стекле окна отражалась скучающая физиономия судьи Дредда – так мы прозвали надзирающего санитара за его засаленые дреды, свисающие из-под шапочки. Никто не помнил его настоящего имени, да в этом и не было никакой нужды – здесь, в Чертогах Разума, имена используются редко.</text:span></text:p>
      <text:p text:style-name="P5"/>
      <text:p text:style-name="P8">Напротив меня лежал Терминатор. Нет, не тот, который с железным скелетом внутри, а который из <text:span text:style-name="T8">ртути</text:span>. Собственно, в этом даже жидкого металла не было, но однажды он попытался пробежать сквозь оконную решётку, прямо как тот, <text:span text:style-name="T8">ртутный</text:span>. Ему это почти удалось – по крайней мере, два крепления из четырёх были сорваны. Слесарь Алкоголич потом долго поносил китайцев с их говённым пластилиновым железом, немцев с их говённым крошащимся сатенгипсом и наших рукожопов, установивших решётку перед стеклом, а не после.</text:p>
      <text:p text:style-name="P6"/>
      <text:p text:style-name="P6">Терминатор безучастно смотрел в потолок, чуть левее лампы. После неудачной пробежки у него замкнулись какие-то цепи в голове и он <text:span text:style-name="T7">созерцал никому не известные дали, отвлекаясь только на еду, сон и испражнения.</text:span></text:p>
      <text:p text:style-name="P7"/>
      <text:p text:style-name="P7"><text:soft-page-break/>Я медленно протянул руку и достал из-под его кровати судно. Терминатор, как единственный неходячий в палате, был монопольным обладателем утки, <text:span text:style-name="T11">чему я страшно завидовал</text:span>. К счастью, сегодня он ещё не успел ею воспользоваться. Нет, мне бы это не помешало, но сильно подпортило бы фэншуй.</text:p>
      <text:p text:style-name="P7">Пододвинув судно одной рукой к себе поближе, я склонился над ним и засунул вторую <text:span text:style-name="T14">руку </text:span>как можно глубже себе в рот.</text:p>
      <text:p text:style-name="P7"/>
      <text:p text:style-name="P9">Вооот тааак...</text:p>
      <text:p text:style-name="P7"/>
      <text:p text:style-name="P9">Я, наверное, единственный человек в мире, умеющий блевать бесшумно.</text:p>
      <text:p text:style-name="P9">Таблетка стукнулась <text:span text:style-name="T10">в</text:span> эмалированный металл. <text:span text:style-name="T9">Теперь её надо обязательно забрать во избежание обнаружения, растолочь монеткой в кашицу и размазать по полу под койкой.</text:span></text:p>
      <text:p text:style-name="P10"/>
      <text:p text:style-name="P12"><text:span text:style-name="T15">Я осторожно задвинул судно обратно под кровать Терминатору. </text:span>Дело сделано. <text:span text:style-name="T12">Теперь можно и заснуть.</text:span></text:p>
      <text:p text:style-name="P13"/>
      <text:p text:style-name="P14">***</text:p>
      <text:p text:style-name="P33"><text:a xlink:type="simple" xlink:href="https://www.youtube.com/watch?v=rvk5D1iI2LA" text:style-name="Internet_20_link" text:visited-style-name="Visited_20_Internet_20_Link">https://www.youtube.com/watch?v=rvk5D1iI2LA</text:a></text:p>
      <text:h text:style-name="P131" text:outline-level="1">Mark Knopfler - Marbletown - Córdoba 2010 </text:h>
      <text:p text:style-name="P33"/>
      <text:p text:style-name="P15"><text:span text:style-name="T17">Джет</text:span> нетерпеливо <text:span text:style-name="T16">толкала</text:span> меня <text:span text:style-name="T16">копытом в</text:span> плечо.</text:p>
      <text:p text:style-name="P15">- <text:span text:style-name="T17">Хум</text:span>, вставай! <text:span text:style-name="T17">Хум! Пора собираться! Хум… Хуман!!!</text:span></text:p>
      <text:p text:style-name="P16">Последний толчок был больше похож на <text:span text:style-name="T18">пинок. Я со стоном разлепил веки.</text:span></text:p>
      <text:p text:style-name="P17"/>
      <text:p text:style-name="P17"><text:span text:style-name="T21">Поняха</text:span> прыгала вокруг меня в нетерпении, бросая скомкан<text:span text:style-name="T27">ые</text:span> <text:span text:style-name="T27">шмотки</text:span> в <text:span text:style-name="T34">мешок</text:span> и утрамбовывая <text:span text:style-name="T27">их</text:span> задними ногами. <text:span text:style-name="T19">Солнечные зайчики едва поспевали за ней, осыпая весёлыми искрами её голубую шёрстку.</text:span></text:p>
      <text:p text:style-name="P17"/>
      <text:p text:style-name="P17">- <text:span text:style-name="T29">Они приближаются! Я слышала их горн</text:span><text:span text:style-name="T23">!</text:span><text:span text:style-name="T21"> Надо убираться отсюда!</text:span></text:p>
      <text:p text:style-name="P15"/>
      <text:p text:style-name="P18">Последнюю порцию барахла Джет утрамбовала, с размаху усевшись на <text:span text:style-name="T34">мешок</text:span>. Тот жалобно скрипнул.</text:p>
      <text:p text:style-name="P18"/>
      <text:p text:style-name="P18">- <text:span text:style-name="T28">Да вставай же!</text:span></text:p>
      <text:p text:style-name="P19">Не дождавшись, Джет нетерпеливо прыгнула ко мне и, поддев мордой, перевела в сидячее положение.</text:p>
      <text:p text:style-name="P19"><text:span text:style-name="T34">Мешок</text:span>, облегчённо крякнув, вывалил половину содержимого на землю.</text:p>
      <text:p text:style-name="P19"/>
      <text:p text:style-name="P20"><text:soft-page-break/>Две недели! Две грёбаные недели мы скрытно пробираемся к <text:span text:style-name="T31">проклятому лесу</text:span>, как какие-то <text:span text:style-name="T30">беглые каторжники</text:span>. <text:span text:style-name="T32">Чёртов дракон поселился аккурат в его центре, куда нам надо добраться во что бы то ни стало. И чем ближе мы подходим, тем опаснее становится.</text:span></text:p>
      <text:p text:style-name="P32">Со старым <text:span text:style-name="T25">Ониксом</text:span> шутки плохи – всё чаще по дороге нам встречаются обглоданные кости и разгрызенные черепа. <text:span text:style-name="T33">Пару раз кости лежали на выжженых до углей проплешинах – видно, ленивому ящеру надоело гоняться за добычей и он накрыл огнём пару гектаров площади.</text:span></text:p>
      <text:p text:style-name="P34"/>
      <text:p text:style-name="P34">Но самое опасное – даже не сам <text:span text:style-name="T106">Оникс</text:span>. <text:span text:style-name="T40">Нееет, чешуйчатый самовар вылетает из логова</text:span> <text:span text:style-name="T36">на охоту раз в неделю, строго по расписанию. И если затаиться в этот день и не показывать носа из убежища, можно потом неделю не <text:s/>опасаться, что тебя сожрёт мифическое, но оттого не менее прожорливое чудовище.</text:span></text:p>
      <text:p text:style-name="P34"/>
      <text:p text:style-name="P24">За нами. Гонятся. Чёртовы. Чокнутые. Пони.</text:p>
      <text:p text:style-name="P25"/>
      <text:p text:style-name="P25">Если бы <text:span text:style-name="T36">я</text:span> когда-нибудь <text:span text:style-name="T40">узнал</text:span>, что <text:span text:style-name="T35">меня захочет трахнуть дочь вождя, я бы, усмехнулся, пожал плечами и отшутился бы чем-то типа: “Презервативы свои брать или выдадут”? </text:span></text:p>
      <text:p text:style-name="P26">Вот только шуточка встала бы <text:span text:style-name="T39">мне </text:span>поперёк горла, если б я знал, что <text:span text:style-name="T40">этот </text:span>вождь верховодит табуном агрессивных мускулистых битюгов, а дочурка <text:span text:style-name="T38">его </text:span>– <text:span text:style-name="T37">жопастая розовогривая кобыла с переплетенными ленточкой косичками и паровозной топкой под хвостом – всерьёз положила на тебя глаз! А сам папаша – замотанный в рваную кольчугу одноглазый жеребец - имеет вздорную привычку сначала махать бердышем, а потом думать! И тот факт, что эти четырёхкопытные полудурки в рогатых шлемах мне по пояс ростом, никак не спасает ситуацию – сил у них намного больше, чем у мужчины среднего возраста, я уже много раз в этом убеждался.</text:span></text:p>
      <text:p text:style-name="P27"/>
      <text:p text:style-name="P28">Ну вот кто заставил тебя улыбнуться Дейдре, Хуман? Ведь всё так неплохо шло…</text:p>
      <text:p text:style-name="P36"/>
      <text:p text:style-name="P38">***</text:p>
      <text:p text:style-name="P36"/>
      <text:p text:style-name="P36">- Да ты совсем чокнулась, коняга долбанутая! - заорал я, как только <text:span text:style-name="T42">вынырнул</text:span>, - я же мог разбиться!!!</text:p>
      <text:p text:style-name="P36">- Ты хочешь сказать, что сгореть было бы лучшим вариантом? - <text:span text:style-name="T42">пегаска, пошатываясь, вышла из воды и</text:span> устало растяну<text:span text:style-name="T42">лась</text:span> на берегу. - <text:span text:style-name="T41">Я же не дала нам погибнуть, видишь. У меня всё под контролем.</text:span></text:p>
      <text:p text:style-name="P36">- <text:span text:style-name="T41">Вижу! - я издевательски набрал в рот воды и выплюнул на голубой круп. - Что же ты не могла нормально приземлиться, если у тебя всё под контролем?</text:span></text:p>
      <text:p text:style-name="P36"/>
      <text:p text:style-name="P40">Пегаска <text:span text:style-name="T50">сникла.</text:span></text:p>
      <text:p text:style-name="P39">- Не могла…</text:p>
      <text:p text:style-name="P39"><text:span text:style-name="T51">Она </text:span>молча, <text:span text:style-name="T51">не попытавшись смахнуть воду,</text:span> отвернулась и развернула крыло. <text:span text:style-name="T43">Где-то на половине длины второго сустава оно безжизненно свисало под неестественным углом.</text:span></text:p>
      <text:p text:style-name="P39"><text:soft-page-break/>- <text:span text:style-name="T43">Если бы могла летать - не задержалась бы в гнезде Агамемнона… Сломала вчера на вираже, когда уходила от погони.</text:span></text:p>
      <text:p text:style-name="P39"/>
      <text:p text:style-name="P41">У меня пересохло в горле.</text:p>
      <text:p text:style-name="P41"><text:span text:style-name="T46">- </text:span><text:span text:style-name="T45">А как же..? </text:span><text:span text:style-name="T47">Ох… </text:span><text:span text:style-name="T45">- я хотел было спросить, </text:span><text:span text:style-name="T48">как она планировала уходить от Агамемнона</text:span><text:span text:style-name="T45">, но запнулся.</text:span></text:p>
      <text:p text:style-name="P42"/>
      <text:p text:style-name="P42">Иногда ты довольно туго соображаешь, <text:span text:style-name="T49">чувак</text:span>!</text:p>
      <text:p text:style-name="P42"/>
      <text:p text:style-name="P42">Я примирительно потрепал <text:span text:style-name="T49">пегаску по </text:span>голуб<text:span text:style-name="T50">ой</text:span> грив<text:span text:style-name="T49">е и неумело погладил по крупу, стряхивая воду</text:span>.</text:p>
      <text:p text:style-name="P42">- Извини, <text:span text:style-name="T51">подруга</text:span>. <text:span text:style-name="T50">Я ступил.</text:span></text:p>
      <text:p text:style-name="P42"/>
      <text:p text:style-name="P44">Та повернулась и <text:span text:style-name="T50">по улыбке во всю ширину мордахи я понял, что прощён.</text:span></text:p>
      <text:p text:style-name="P39"/>
      <text:p text:style-name="P39">- <text:span text:style-name="T52">Друзья зовут меня Джет.</text:span></text:p>
      <text:p text:style-name="P39">- <text:span text:style-name="T52">Здорово, Джет! А меня зовут… Эмм…</text:span></text:p>
      <text:p text:style-name="P39"/>
      <text:p text:style-name="P45">Блин! Похоже, это ещё одна вещь, которую я не помню.</text:p>
      <text:p text:style-name="P39"/>
      <text:p text:style-name="P39">- <text:span text:style-name="T53">Называй меня… Эмм… Хуман! Хуман из рода Хомо Сапиенсов.</text:span></text:p>
      <text:p text:style-name="P39">- <text:span text:style-name="T53">Привет, Хуман! - пегаска с улыбкой зажала мою руку копытами и потрясла.</text:span></text:p>
      <text:p text:style-name="P39">- <text:span text:style-name="T53">Привет, Джет!</text:span></text:p>
      <text:p text:style-name="P39">- <text:span text:style-name="T53">Привет, красавчики!</text:span></text:p>
      <text:p text:style-name="P39"/>
      <text:p text:style-name="P39">…</text:p>
      <text:p text:style-name="P39"/>
      <text:p text:style-name="P46">Мы обернулись на голос и узрели с полдюжины коп<text:span text:style-name="T54">и</text:span>й, чуть ли не утыкающихся нам в носы.</text:p>
      <text:p text:style-name="P48">Наконец-то до тебя, Хуман, дошло, что это – мир пони! А Джет – вовсе не чокнутая фантазия твоего обласканного Альцгеймером сознания, а вполне типичный его представитель. Потому что копья лежали в крепких <text:span text:style-name="T56">копытах упакованных в грязные кожано-кольчужные доспехи понях, всем своим видом показывающих, что улыбок им сегодня не завезли. </text:span></text:p>
      <text:p text:style-name="P48"/>
      <text:p text:style-name="P49">- <text:span text:style-name="T57">Ох! - Джет тихо поперхнулась и резко отпрыгнула назад, развернувшись в прыжке. Мою руку она при этом не отпустила, а, каким-то диким выкрутасом, дёрнула её изо всех сил, закинув меня себе на спину.</text:span></text:p>
      <text:p text:style-name="P49"/>
      <text:p text:style-name="P54"><text:soft-page-break/>По-моему, я упал прямо на сломанное крыло пегаски. Потому что она завопила от боли, задрожав подо мной всем телом. Сделав два прыжка по направлению к кустам, она остановилась как вкопанная. Я скатился с худенького тела на песок и поднял голову.</text:p>
      <text:p text:style-name="P50">В грудь Джет упиралось копьё крохотной поньки с гривой ёршиком.</text:p>
      <text:p text:style-name="P50"/>
      <text:p text:style-name="P50">- Хорошая попытка, <text:span text:style-name="T128">летун</text:span>, - расплылась в ехидной улыбке малютка, - но устраивать засады нас учат с младенчества. <text:span text:style-name="T58">Крылатым этого не понять, правда?</text:span></text:p>
      <text:p text:style-name="P50"/>
      <text:p text:style-name="P51">Тут до меня дошло, что крыльев у этих оборванцев не наблюдается.</text:p>
      <text:p text:style-name="P51"/>
      <text:p text:style-name="P52">- Молодец, Лейла! - похвалила козявку пони из подоспевшей группы. Одета она была в доспехи чуть почище, чем у остальных, а её грива была собрана в пучок и перехвачена тесёмкой. - Не пытайтесь уйти, красавчики. Мы ведь можем и рассердиться. А когда мы сердимся, мы <text:span text:style-name="T24">связываем пленников</text:span>. <text:span text:style-name="T59">Ноги и крылья. Очень туго. </text:span>И тогда они уже не могут бежать. И сердить нас. <text:span text:style-name="T61">А к пегасам ещё приковываем гирю.</text:span> Всё просто, усекли? <text:span text:style-name="T60">И нам плевать, что у пегаски крыло гнётся в обе стороны</text:span>, - <text:span text:style-name="T59">о</text:span>на <text:span text:style-name="T60">насмешливо кивнула</text:span> Джет.</text:p>
      <text:p text:style-name="P52"/>
      <text:p text:style-name="P52">Та мрачно стояла, сцепив зубы.</text:p>
      <text:p text:style-name="P51"/>
      <text:p text:style-name="P51">- За меня могут заплатить хороший выкуп, - наконец, <text:span text:style-name="T128">с сомнением </text:span>произнесла она. - А Хуман ничего не помнит, ни кто он, ни откуда. Как жеребёнок. Его Агамемнон по голове треснул во время охоты. С него вы ничего не получите, лучше отпустите. Вы же не трогаете жеребят?</text:p>
      <text:p text:style-name="P51"/>
      <text:p text:style-name="P53">Её собеседница только хмыкнула.</text:p>
      <text:p text:style-name="P53"/>
      <text:p text:style-name="P53">- Хорош жеребёнок - <text:span text:style-name="T61">ягодицы, что у ломовика!</text:span> - она задумалась. <text:span text:style-name="T55">- Так. Летуна – на кухню. А этого… красавчика – к Дейдре.</text:span></text:p>
      <text:p text:style-name="P46"/>
      <text:p text:style-name="P57">***</text:p>
      <text:p text:style-name="P70"/>
      <text:p text:style-name="P73">Тема беседы просто вводила <text:span text:style-name="T78">тебя </text:span>в шок, <text:span text:style-name="T78">Хуман!</text:span> Вот уже битых полчаса розовогривая поняха втолковывала тебе, что ты должен присоединиться к племенному табуну жеребцов <text:span text:style-name="T86">в качестве топ-осеменителя!</text:span> От такой перспективы всё твоё естество дрожало и старалось спрятаться куда-нибудь поглубже, желательно закрыв за собой бронированную дверь и повернув штурвал ригеля на три поворота.</text:p>
      <text:p text:style-name="P73"/>
      <text:p text:style-name="P73">…</text:p>
      <text:p text:style-name="P73"/>
      <text:p text:style-name="P70"><text:soft-page-break/>- <text:span text:style-name="T71">Эй, но я же не пони! Какой вам от меня прок в таком </text:span><text:span text:style-name="T83">идиотском</text:span><text:span text:style-name="T71"> деле, как привнесение свежей крови в племя? У нас не будет детей, то есть жеребят! Даже если принять допущение, что я трахну четырёхкопытное, хотя мне это даже в дурном сне не приснится!</text:span></text:p>
      <text:p text:style-name="P70"/>
      <text:p text:style-name="P80"><text:span text:style-name="T88">Я аж передёрнул плечами. </text:span><text:span text:style-name="T84">Конеёбство</text:span><text:span text:style-name="T88"> – это, явно, не то занятие, чем ты занимался в прошлом и хотел бы заниматься в будущем, Хуман! </text:span></text:p>
      <text:p text:style-name="P94">Поняха с недоверием смотрела на меня.</text:p>
      <text:p text:style-name="P79"/>
      <text:p text:style-name="P72">- <text:span text:style-name="T75">Хум, т</text:span>ы прикалываешься? Или та обломанная пегаска таки права, и ты действительно ни<text:span text:style-name="T104">чего</text:span> не <text:span text:style-name="T89">помнишь</text:span>?</text:p>
      <text:p text:style-name="P72"/>
      <text:p text:style-name="P74">Пон<text:span text:style-name="T86">ька</text:span> принялась загибать копыта, делая сброс через каждую пару:</text:p>
      <text:p text:style-name="P74"/>
      <text:p text:style-name="P75">- Во-первых, <text:span text:style-name="T86">полная </text:span>несовместимость видов – это миф, распространяемый последователями “<text:span text:style-name="T90">Торийской</text:span> <text:span text:style-name="T90">расы</text:span>”. <text:span text:style-name="T79">Есть такая секта, пропагандирующая исключительно внутривидовые пары. И всё бы ничего, да только их предводитель – потомок пони и осла, ха-ха! То есть, у партнёров разных видов вероятность получения потомства, разумеется, ниже, но не абсолютно нулевая. И если ты будешь крыть кобылок достаточно часто, то… - Дейдра построила мне “глазки”…</text:span></text:p>
      <text:p text:style-name="P75"/>
      <text:p text:style-name="P75">…<text:span text:style-name="T87">Я истерически рассмеялся…</text:span></text:p>
      <text:p text:style-name="P75"/>
      <text:p text:style-name="P74">- Во-вторых, <text:span text:style-name="T80">шанс получения потомства можно поднять с помощью магического ритуала “Pornis erektus”. С этим сложнее, у нас в племени нет магов. Но я могу попытаться договориться на стороне. </text:span><text:span text:style-name="T85">У меня есть подруга из единорогов</text:span><text:span text:style-name="T80">. Хотя, может, ты умеешь магичить, Хум?</text:span></text:p>
      <text:p text:style-name="P81"/>
      <text:p text:style-name="P82">Поняха с надеждой посмотрела на меня. Я с огромным облегчением отрицательно помотал головой.</text:p>
      <text:p text:style-name="P74"/>
      <text:p text:style-name="P76">- <text:span text:style-name="T92">В</text:span>-третьих, в твоём случае даже не столь важн<text:span text:style-name="T94">а</text:span> <text:span text:style-name="T94">свежая кровь</text:span>, как то, что ты – представитель совершенно иного племени. <text:span text:style-name="T80">Посмотри на пегасов! Пятьдесят лет назад это было соседнее с нами племя – наши деды даже лупили друг друга за яблоню, стоящую на общей границе владений. А потом дочь их вождя заключила брак с вождём грифонов. И у них родились крылатые пони! И теперь они гоняют облака, а мы по-прежнему ковыряемся в земле!</text:span></text:p>
      <text:p text:style-name="P76"/>
      <text:p text:style-name="P89">Дейдра мечтательно вздохнула.</text:p>
      <text:p text:style-name="P88"/>
      <text:p text:style-name="P88">- Может, ты тоже вождь своего племени, <text:span text:style-name="T81">Хум</text:span>? Какой у <text:span text:style-name="T81">тебя</text:span> талант? <text:span text:style-name="T81">Летать и магичить ты не умеешь. </text:span>Может, <text:span text:style-name="T81">т</text:span>ы <text:span text:style-name="T81">умеешь</text:span> <text:span text:style-name="T95">предсказывать погоду? Нам бы очень пригодилось в выращивании картохи. Может </text:span><text:soft-page-break/><text:span text:style-name="T95">быть, ты даже умеешь </text:span><text:span text:style-name="T98">управлять облаками</text:span><text:span text:style-name="T95">? Мы б тогда пегасам показали копыто от плеча </text:span><text:span text:style-name="T96">вместо </text:span><text:span text:style-name="T95">четверт</text:span><text:span text:style-name="T97">и</text:span><text:span text:style-name="T95"> урожая за дождик после посевной!</text:span></text:p>
      <text:p text:style-name="P59"/>
      <text:p text:style-name="P90">Я упорно помотал головой. <text:span text:style-name="T101">Дейдра пристально уставилась на меня, пытаясь рассмотреть мой талант. Наконец она ухмыльнулась кривой улыбкой.</text:span></text:p>
      <text:p text:style-name="P78"/>
      <text:p text:style-name="P77">- И, наконец, в-четвёртых, <text:span text:style-name="T108">если ты будешь моим личным фаворитом, то конкретно</text:span> для меня аспект потомства совершенно не критичен. <text:span text:style-name="T82">Поверь, в отличие от большинства местных кобылок, мне вожжа под хвост не попала. Я хочу повидать мир до того, как начать няньчиться с жеребятами.</text:span></text:p>
      <text:p text:style-name="P72">- <text:span text:style-name="T102">Мне всё ещё непонятно, на кой чёрт я вам сдался? <text:s/>- наконец, подал голос я, пропуская мимо ушей последнее предложение Дейдры. - Почему вы зациклились на свежей крови? У вас что, своих жеребцов не хватает? Или они все – сплошь импотенты?</text:span></text:p>
      <text:p text:style-name="P91"/>
      <text:p text:style-name="P92">Розовая поняха заметно поскучнела.</text:p>
      <text:p text:style-name="P56"/>
      <text:p text:style-name="P56">- <text:span text:style-name="T103">Не ты первый задаешь такой вопрос. Мне приходилось отвечать на эту тему и грифонам, и бизонам, и даже мантикоре. Поверь, мне бы больше хотелось обсуждать с тобой конструкцию трёхмачтового люггера, чем аспекты понеразмножения. Но мой долг, как дочери Пая Твердолоба, заботиться о выживании племени. Межплеменной союз нам просто необходим. Наше племя вырождается, Хуман, - заученно объясняла Дейдра. - Нас мало. От близкородственных браков рождается всё меньше жеребцов и всё больше кобылок. И если бы только это!</text:span></text:p>
      <text:p text:style-name="P55"/>
      <text:p text:style-name="P63"><text:span text:style-name="T68">Розовогривая кобылка</text:span> вытащила зубами из-<text:span text:style-name="T62">за топчана</text:span> пузатую фляжку из тыквы <text:span text:style-name="T62">и потрясла её за горлышко. Услышав <text:s/>бульканье, она удовлетворительно кивнула, выбила мастерским ударом в донышко пробку и сделала длинный глоток.</text:span></text:p>
      <text:p text:style-name="P62"/>
      <text:p text:style-name="P58">- <text:span text:style-name="T62">У большинства моих соплеменников мозги в отключке… - кобылка неопределённо помахала копытом, - знаешь, с расстояния вроде пони как пони, но вблизи - прямо беда. Кроме мордобоек и выпивки мало что интересует. Даже поговорить не о чём. Кроме мордобоек и выпивки.</text:span></text:p>
      <text:p text:style-name="P58"/>
      <text:p text:style-name="P64">Дейдра уныло свесила голову.</text:p>
      <text:p text:style-name="P64"/>
      <text:p text:style-name="P64">- Если бы ты знал, как меня это <text:span text:style-name="T77">достало</text:span>! <text:span text:style-name="T63">Мне, лучшей выпускнице Понхэнджа позапрошлого года, приходится выслушивать пьяный трындёж папашиных собутыльников о том, чей лоб твёрже! А потом они от слов переходят к делу – и на следующее утро в бражном зале приходится менять половину скамеек, которые эти остолопы разбивают в соревновании!</text:span></text:p>
      <text:p text:style-name="P64"/>
      <text:p text:style-name="P65"><text:span text:style-name="T73">Розовая к</text:span>обылка <text:span text:style-name="T69">вновь</text:span> сжала зубами горлышко и запрокинула бутылку. Послышалось долгое бульканье.</text:p>
      <text:p text:style-name="P58"/>
      <text:p text:style-name="P58"><text:soft-page-break/>- <text:span text:style-name="T64">Но от этих дуболомов есть хоть какая-то польза, - Дейдра, наконец, поставила бутылку на стол и вытерла рот. - Разбитые скамейки потом идут на дрова. Гораздо хуже попасть в окружение табунных мамок и тёток…</text:span></text:p>
      <text:p text:style-name="P58"/>
      <text:p text:style-name="P66">Дейдра в напускном ужасе округлила глаза и покрутила возле виска копытом. Кудряшки <text:span text:style-name="T70">её</text:span> гривы стали подозрительно <text:span text:style-name="T74">топорщиться</text:span> в разные стороны.</text:p>
      <text:p text:style-name="P65"/>
      <text:p text:style-name="P65">- Хум, они полностью <text:span text:style-name="T65">бананулись</text:span> на жеребятах! Абсолютно и безвозвратно! <text:span text:style-name="T65">Мне страшно находиться рядом с ними! Я подозреваю, они заражены каким-то мозговым слизняком, который может перелезть и на меня.</text:span></text:p>
      <text:p text:style-name="P68"/>
      <text:p text:style-name="P68">Кобылка завела глаза, сложила губы бантиком и произнесла фальцетом:</text:p>
      <text:p text:style-name="P68"/>
      <text:p text:style-name="P69">- <text:span text:style-name="T66">Дейдра, </text:span>тебе <text:span text:style-name="T66">п</text:span>ора заиметь своего покакунчика-посисюнчика, надо исполнить своё предназначение, <text:span text:style-name="T72">нам нужен преемник вождю,</text:span> песчинки-то падают, всем нужен покакунчик, не быть тебе полноценной без посисюнчика…</text:p>
      <text:p text:style-name="P68"/>
      <text:p text:style-name="P68">Дейдра с чувством приложилась лбом о стол. <text:span text:style-name="T105">Послышался треск. </text:span>Полупустая бутылка подпрыгнула и остановилась у самого края. <text:span text:style-name="T66">Я даже начал проникаться сочувствием к своей поработительнице.</text:span></text:p>
      <text:p text:style-name="P68"/>
      <text:p text:style-name="P65">- <text:span text:style-name="T66">Я лучше в пираты пойду, - пробормотала Дейдра с закрытыми глазами. - У меня есть почти достроенный корабль. Сколочу команду, назову люггер “Хитрожопкой” и потом все племена на три дня галопа от Большой Воды будут говорить о Дейдре Пай Твердолобой!.. А тебя, Хум, возьму к себе на парусник юнгой… Если будешь меня слушаться, то быстро станешь капитанским фаворитом… А слушаться меня ты будешь, потому что я самая великая пи… Хр-р-р…</text:span></text:p>
      <text:p text:style-name="P65"/>
      <text:p text:style-name="P71"><text:span text:style-name="T67">Вместе с храпом изо рта великой пиратки вылетело три розовых пузыря. </text:span>Поняха явно перебрала с алкоголем.</text:p>
      <text:p text:style-name="P65"/>
      <text:p text:style-name="P61">***</text:p>
      <text:p text:style-name="P58"/>
      <text:p text:style-name="P99">Положение единственного человека в обществе пони имеет свои преимущества, <text:span text:style-name="T110">Хуман</text:span>! Нет, не то, что чокнутые на всю голову поняхи рассматривают тебя как кандидата на <text:span text:style-name="T110">улучшение племенной крови. Просто, не будучи знакомы с человеческой анатомией, копытные честно связали тебе на ночь ноги, чтобы не убежал перед свадьбой. Все две. Отмороженый папаша Дейдры – лохматый одноглазый жеребец с выбитым зубом – лично проверил крепость узлов. И надел на шею ошейник, не дающий пригнуться к ногам. Надо полагать, чтобы нельзя было их развязать зубами. О руках же отбитый засранец не позаботился. Логика четырёхкопытных: всё, что не ступает по земле, нефункционально.</text:span></text:p>
      <text:p text:style-name="P101"/>
      <text:p text:style-name="P102"><text:soft-page-break/>Поэтому полночь застала меня тыкающимся во все <text:span text:style-name="T122">углы </text:span>в поисках <text:span text:style-name="T118">кухни. Найдя, наконец, искомую дверь, не было большого труда обнаружить кладовку, из которой раздавалось громкое храпение.</text:span></text:p>
      <text:p text:style-name="P100"/>
      <text:p text:style-name="P95">- Джет… Джет… Да вставай же, засоня! - я громко шептал в ухо спящей пегаске, <text:span text:style-name="T26">легонько похлопывая по шее</text:span><text:span text:style-name="T22">.</text:span></text:p>
      <text:p text:style-name="P95">- Мн-мн-хррр, - сонно чавкала пегаска, пуская слюни. - <text:span text:style-name="T107">Гороховый суп закончился. Пюре будет через полчаса. Не ломайте лавки, пожалуйста… А? Что?</text:span></text:p>
      <text:p text:style-name="P83"/>
      <text:p text:style-name="P96">Я шёлкнул пегаску по носу.</text:p>
      <text:p text:style-name="P96">- Вставай! Надо сматываться. <text:span text:style-name="T109">Дейдра хочет сделать меня своим фаворитом. У меня плохие предчувствия на этот счёт.</text:span></text:p>
      <text:p text:style-name="P96"/>
      <text:p text:style-name="P98">Пегаска <text:span text:style-name="T119">поднялась</text:span>, потирая нос копытом. <text:span text:style-name="T120">Рваное одеяло сползло с её тела и в нос мне ударил кислый запах. </text:span></text:p>
      <text:p text:style-name="P110">- Тут что, докторов нет? Неужели нельзя было нормально сделать? - я указал на покалеченное крыло, примотанное к телу рваной тряпкой.</text:p>
      <text:p text:style-name="P98">- <text:span text:style-name="T121">Не знаю, Хум, о каких докторах ты говоришь, но хороший знахарь-шаман мне бы сейчас не помешал. Сустав распух. И болит сильнее прежнего, - пробормотала пегаска, потёршись об меня носом в приветствии. - Так что, бежим? Мне эти кастрюли уже снятся! Я за прошлые сутки сварила двенадцать баков гороховой похлёбки и шесть котлов горохового пюре – надо полагать, у этих голодранцев в запасах кроме гороха ничего нет. И, знаешь, я готова месяц выступать в уличном театре, только чтобы не готовить ещё хоть одну кастрюлю этого варева! Так ведь и рехнуться недолго…</text:span></text:p>
      <text:p text:style-name="P98"/>
      <text:p text:style-name="P98">…</text:p>
      <text:p text:style-name="P98"/>
      <text:p text:style-name="P108">Очертания большого зала едва угадывались в тусклом свете остывающих углей камина. <text:span text:style-name="T123">В дальнем углу темнела заветная дверь. Всего двадцать шагов – и ты на свободе, Хуман!</text:span></text:p>
      <text:p text:style-name="P109"/>
      <text:p text:style-name="P109">Есть только одно маленькое “но”.</text:p>
      <text:p text:style-name="P109">Эти двадцать шагов заполнены валяющимися вповалку, храпящими, <text:span text:style-name="T125">чмокающими, сопящими</text:span> и дёргающими<text:span text:style-name="T125">ся</text:span> во сне пони.</text:p>
      <text:p text:style-name="P98"/>
      <text:p text:style-name="P98">- <text:span text:style-name="T123">Ты чего остановился? - пихнула меня головой в спину Джет. - Надо торопиться, пока не рассвело!</text:span></text:p>
      <text:p text:style-name="P97"/>
      <text:p text:style-name="P111">Я обреченно вздохнул, выбрал на полу место, свободное от понеконечностей и поставил туда ногу.</text:p>
      <text:p text:style-name="P112">Почти попал. Светло-коричневая пони ойкнула и сжалась во сне, когда я наступил ей на кончик хвоста.</text:p>
      <text:p text:style-name="P112"><text:soft-page-break/>Теперь уже не время для размусоливаний! Отбросив осторожность, я быстрым шагом, <text:span text:style-name="T126">балансируя на носках и </text:span>выискивая свободные клочки пола, пробрался к выходу. <text:span text:style-name="T126">Балерина на пуантах позавидовала бы твоей грациозности, Хуман!</text:span></text:p>
      <text:p text:style-name="P112"/>
      <text:p text:style-name="P113">Позади меня послышалось топанье, череда взвизгиваний и возни, нарастающая, подобно <text:span text:style-name="T127">прибою.</text:span></text:p>
      <text:p text:style-name="P114">Джет невозмутимо торила свой путь прямо по ногам, туловищам и хвостам распластавшихся на полу пони.</text:p>
      <text:p text:style-name="P47"/>
      <text:p text:style-name="P47">- <text:span text:style-name="T127">Ты рехнулась? - зашипел на неё я, - надо ж осторожно!</text:span></text:p>
      <text:p text:style-name="P47">- <text:span text:style-name="T127">Ну, раз ты так хочешь, - пожала плечами пегаска и осторожно поставила ногу на голову пони, сосущему во сне собственное копыто.</text:span></text:p>
      <text:p text:style-name="P47"/>
      <text:p text:style-name="P115">Фейспалм был такой силы, что больше походил на пощёчину самому себе. <text:span text:style-name="T129">Конечно, пальму первенства по тупости абсолютно заслуженно держали пони, разбивающие лбом лавки в столовке – но гарцующая ко мне пегаска не то, чтобы далеко от них отстала!</text:span></text:p>
      <text:p text:style-name="P115"/>
      <text:p text:style-name="P119">Я остервенело дёргал ручку двери, ощущая затылком просыпающийся зал.</text:p>
      <text:p text:style-name="P115">- <text:span text:style-name="T130">Закрыто, блин! - я дёрнул ещё сильнее и приложился задницой о пол, сжимая в руке оторванную ручку.</text:span></text:p>
      <text:p text:style-name="P118">- <text:span text:style-name="T131">Хум</text:span><text:span text:style-name="T99">, подвинься!</text:span></text:p>
      <text:p text:style-name="P120">Пегаска оттеснила меня крупом и повернулась к двери задом.</text:p>
      <text:p text:style-name="P115"/>
      <text:p text:style-name="P124">БАБАХ!!!</text:p>
      <text:p text:style-name="P124"/>
      <text:p text:style-name="P125">Я ошалело смотрел на дверь, вылетевшую вместе с косяком во двор.</text:p>
      <text:p text:style-name="P125"/>
      <text:p text:style-name="P125">- Ты… Дверь… - у меня в голове не укладывалось, как щуплая пегаска, едва достававшая мне холкой до пояса, а головой — до груди, могла вытворить такое. <text:span text:style-name="T132">Всё равно как дать ребёнку ложку и увидеть, как он завяжет её бантиком.</text:span></text:p>
      <text:p text:style-name="P125">- <text:span text:style-name="T132">Ага. - ухмыльнулась Джет. - Я — крутая! По удару ног мне нет равных на нашем облаке и двух соседних!</text:span></text:p>
      <text:p text:style-name="P126"><text:span text:style-name="T99">- </text:span><text:span text:style-name="T100">То же мне — крутая! - донеслось откуда-то снизу. - Да я смогла бы выбить эту дверь лбом! Она всё равно сляпана кое-как из обломков скамеек!</text:span></text:p>
      <text:p text:style-name="P126"><text:span text:style-name="T100"/></text:p>
      <text:p text:style-name="P126"><text:span text:style-name="T132">Мои ноги обнимала Дейдра, улыбаясь мне хищной улыбкой.</text:span></text:p>
      <text:p text:style-name="P126"/>
      <text:p text:style-name="P126">- <text:span text:style-name="T132">И, кстати, чтобы открыть её, достаточно было просто отодвинуть засов.</text:span></text:p>
      <text:p text:style-name="P126"><text:soft-page-break/></text:p>
      <text:p text:style-name="P127">В этом соревновании тупости ты, Хуман, уверенно догоняешь пегаску!</text:p>
      <text:p text:style-name="P127"/>
      <text:p text:style-name="P128">Идея Джет дёрнуть меня зубами за шиворот куртки и побежать что есть мочи, была так себе. Дейдра от меня так и не отцепилась, зато я хорошо приложился головой о дверной проём и дальнейшую погоню помню смутн<text:span text:style-name="T133">о</text:span>.</text:p>
      <text:p text:style-name="P128"/>
      <text:p text:style-name="P128">- Не смей отбирать у меня юнгу! - орала Дейдра, упираясь в землю задними копытами. - <text:span text:style-name="T133">Ты хоть улететь от них можешь, а я даже уплыть не смогу! Стой! Я готова даже тебя взять на люггер, пока крыло не заживёт! Да стой же!</text:span></text:p>
      <text:p text:style-name="P128"/>
      <text:p text:style-name="P129"><text:span text:style-name="T134">Монолог</text:span> прервалась <text:span text:style-name="T135">взвизгом и </text:span>плеском воды. Наконец-то я почувствовал свои ноги свободными!</text:p>
      <text:p text:style-name="P128"/>
      <text:p text:style-name="P38">***</text:p>
      <text:p text:style-name="P36"/>
      <text:p text:style-name="P37">- <text:span text:style-name="T41">Ты опять за своё! - крик Джет прямо в ухо перемешал все воспоминания. - Выныривай! Они уже совсем близко!!!</text:span></text:p>
      <text:p text:style-name="P37"/>
      <text:p text:style-name="P43">Я содрогнулся, вскочил с земли и машинально забросил мешок на плёчо.</text:p>
      <text:p text:style-name="P36"/>
      <text:p text:style-name="P36">- <text:span text:style-name="T44">Идём.</text:span></text:p>
      <text:p text:style-name="P36"/>
      <text:p text:style-name="P36"/>
      <text:p text:style-name="P35"/>
      <text:p text:style-name="P85"/>
      <text:p text:style-name="P35"/>
      <text:p text:style-name="P22">&lt;Племя камнелобов встречает Хума и Джет у озера, куда те сваливаются после побега от Агамемнона. На самом деле Дейдра – очень красивая, нежная и умная кобыла, и она считает Хумана представителем народа минотавров – им нужен брак с минотаврами, чтобы вместе противостоять пегасам и единорогам&gt;</text:p>
      <text:p text:style-name="P21"/>
      <text:p text:style-name="P121">(<text:span text:style-name="T20">Джет</text:span> – единственная, кто помогает Хуману в этом времени. <text:span text:style-name="T29">За Хумом гонится …</text:span>)</text:p>
      <text:p text:style-name="P29"/>
      <text:p text:style-name="P29">===</text:p>
      <text:p text:style-name="P29"/>
      <text:p text:style-name="P29">встреча с единорогами</text:p>
      <text:p text:style-name="P29"><text:soft-page-break/></text:p>
      <text:p text:style-name="P123">Дочь вождя единорогов (аналог Рэрити) дружит с Дейдрой (дочью вождя земнопони). А Джет – дочь вождя пегасов (убежавшая из племени и потому находящаяся под опалой). Рэрка попытается провести на Хуме порнис эректус. Они сбегут от неё.<text:line-break/>Потом – путешествие на “Хитрожопке”, апгрейд её до дирижабля</text:p>
      <text:p text:style-name="P29"/>
      <text:p text:style-name="P67">Я <text:span text:style-name="T111">с облегчением выдохнул. Теперь надо осторожненько снять ошейник, цепочка от которого намотана на копыто Дейдры, и быстренько выпрыгнуть в окно. Благо тут невысоко. Лес тут начинается прямо за окном. И пусть освежают племенную кровь хоть драконами, хоть крокодилами, только не мной!</text:span></text:p>
      <text:p text:style-name="P103"/>
      <text:p text:style-name="P103">Я уже был на полпути к окну, когда <text:span text:style-name="T112">мысль острым долотом стукнула в мою черепушку.</text:span></text:p>
      <text:p text:style-name="P103"/>
      <text:p text:style-name="P104">Джет!</text:p>
      <text:p text:style-name="P105">Оставить её здесь было бы предательством! Она пыталась меня вытащить отсюда, наплевав на сломанное крыло. <text:span text:style-name="T113">А до этого вытащила из логова дракона, рискуя жизнью. Как ты будешь смотреть в зеркало, если оставишь её в рабстве у туповатых секс-маньяков, Хум?</text:span></text:p>
      <text:p text:style-name="P106"><text:span text:style-name="T114">Г</text:span>де <text:span text:style-name="T114">же </text:span>её найти? <text:span text:style-name="T117">Помнится, предводительница пленившего нас отряда упоминала о кухне?</text:span></text:p>
      <text:p text:style-name="P106"/>
      <text:p text:style-name="P106">- И вот почему <text:span text:style-name="T115">бы тебе не спросить у Дейдры, где тут находится кухня, пока она ещё была трезва? - пробормотал я сам себе. - Так, между делом, типа, я соглашаюсь жить с вами и быть вашим и лично твои осеменителем, но я хочу знать, где тут что находится? И, главное, кухня…</text:span></text:p>
      <text:p text:style-name="P106"/>
      <text:p text:style-name="P107">Дейдра чуть шевельну<text:span text:style-name="T116">л</text:span>а ухом и немедленно открыла один глаз.</text:p>
      <text:p text:style-name="P107"/>
      <text:p text:style-name="P107">- ПАПА!!! ОН СОГЛАСЕН!!!</text:p>
      <text:p text:style-name="P30"/>
      <text:p text:style-name="P84">&lt;Pornis erectus&gt;</text:p>
      <text:p text:style-name="P60">.</text:p>
      <text:p text:style-name="P60">.</text:p>
      <text:p text:style-name="P60">.</text:p>
      <text:p text:style-name="P60">.</text:p>
      <text:p text:style-name="P93">&lt;Попадает в табун мамок и тёток, но его спасает <text:span text:style-name="T124">Дейдра на Хитрожопке</text:span>&gt;</text:p>
      <text:p text:style-name="P31"/>
      <text:p text:style-name="P23"/>
      <text:p text:style-name="P87">009 Sound System - Speak to Angels <text:span text:style-name="T93">(</text:span><text:a xlink:type="simple" xlink:href="https://www.youtube.com/watch?v=6rAkn9OZT0k" text:style-name="Internet_20_link" text:visited-style-name="Visited_20_Internet_20_Link"><text:span text:style-name="T93">https://www.youtube.com/watch?v=6rAkn9OZT0k</text:span></text:a><text:span text:style-name="T93">)</text:span></text:p>
      <text:p text:style-name="P8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draw:fill-image-width="0cm" draw:fill-image-height="0c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0T23:54:35.199640047</meta:creation-date>
    <dc:date>2020-02-17T02:38:20.487891597</dc:date>
    <meta:editing-duration>P42DT9H48M20S</meta:editing-duration>
    <meta:editing-cycles>579</meta:editing-cycles>
    <meta:generator>LibreOffice/5.1.6.2$Linux_X86_64 LibreOffice_project/10m0$Build-2</meta:generator>
    <meta:document-statistic meta:table-count="0" meta:image-count="0" meta:object-count="0" meta:page-count="12" meta:paragraph-count="167" meta:word-count="3433" meta:character-count="21815" meta:non-whitespace-character-count="18503"/>
  </office:meta>
</office:document-meta>
</file>